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864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244.12" calcext:value-type="float">
            <text:p>244.12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576 kWh</text:p>
          </table:table-cell>
          <table:table-cell office:value-type="float" office:value="4370.21" calcext:value-type="float">
            <text:p>4370.21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730.96" calcext:value-type="float">
            <text:p>730.96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T-1</text:p>
          </table:table-cell>
          <table:table-cell office:value-type="float" office:value="5642.86" calcext:value-type="float">
            <text:p>5642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.39" calcext:value-type="float">
            <text:p>1.39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627 kWh</text:p>
          </table:table-cell>
          <table:table-cell office:value-type="float" office:value="4739.61" calcext:value-type="float">
            <text:p>4739.61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2-01-2018</text:p>
          </table:table-cell>
          <table:table-cell office:value-type="float" office:value="755.99" calcext:value-type="float">
            <text:p>755.99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T-1</text:p>
          </table:table-cell>
          <table:table-cell office:value-type="float" office:value="5797.31" calcext:value-type="float">
            <text:p>5797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7.87" calcext:value-type="float">
            <text:p>7.87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698 kWh</text:p>
          </table:table-cell>
          <table:table-cell office:value-type="float" office:value="5254.45" calcext:value-type="float">
            <text:p>5254.45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3-12-2017</text:p>
          </table:table-cell>
          <table:table-cell office:value-type="float" office:value="833.83" calcext:value-type="float">
            <text:p>833.83</text:p>
          </table:table-cell>
          <table:table-cell office:value-type="float" office:value="55.04" calcext:value-type="float">
            <text:p>55.04</text:p>
          </table:table-cell>
          <table:table-cell office:value-type="string" calcext:value-type="string">
            <text:p>T-1</text:p>
          </table:table-cell>
          <table:table-cell office:value-type="float" office:value="6400.57" calcext:value-type="float">
            <text:p>6400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7.41" calcext:value-type="float">
            <text:p>7.4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634 kWh</text:p>
          </table:table-cell>
          <table:table-cell office:value-type="float" office:value="4752.1" calcext:value-type="float">
            <text:p>4752.1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757.57" calcext:value-type="float">
            <text:p>757.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-1</text:p>
          </table:table-cell>
          <table:table-cell office:value-type="float" office:value="5815.43" calcext:value-type="float">
            <text:p>5815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23.58" calcext:value-type="float">
            <text:p>23.5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655 kWh</text:p>
          </table:table-cell>
          <table:table-cell office:value-type="float" office:value="4889.69" calcext:value-type="float">
            <text:p>4889.69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778.26" calcext:value-type="float">
            <text:p>778.26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T-1</text:p>
          </table:table-cell>
          <table:table-cell office:value-type="float" office:value="5990.25" calcext:value-type="float">
            <text:p>599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2.65" calcext:value-type="float">
            <text:p>2.65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605 kWh</text:p>
          </table:table-cell>
          <table:table-cell office:value-type="float" office:value="4497.48" calcext:value-type="float">
            <text:p>4497.4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718.69" calcext:value-type="float">
            <text:p>718.69</text:p>
          </table:table-cell>
          <table:table-cell office:value-type="float" office:value="47.44" calcext:value-type="float">
            <text:p>47.44</text:p>
          </table:table-cell>
          <table:table-cell office:value-type="string" calcext:value-type="string">
            <text:p>T-1</text:p>
          </table:table-cell>
          <table:table-cell office:value-type="float" office:value="5512.59" calcext:value-type="float">
            <text:p>5512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28.11" calcext:value-type="float">
            <text:p>28.11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629 kWh</text:p>
          </table:table-cell>
          <table:table-cell office:value-type="float" office:value="4657.63" calcext:value-type="float">
            <text:p>4657.63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742.8" calcext:value-type="float">
            <text:p>742.8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T-1</text:p>
          </table:table-cell>
          <table:table-cell office:value-type="float" office:value="5722.92" calcext:value-type="float">
            <text:p>572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10.12" calcext:value-type="float">
            <text:p>10.12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623 kWh</text:p>
          </table:table-cell>
          <table:table-cell office:value-type="float" office:value="4593.98" calcext:value-type="float">
            <text:p>4593.98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733" calcext:value-type="float">
            <text:p>733</text:p>
          </table:table-cell>
          <table:table-cell office:value-type="float" office:value="48.38" calcext:value-type="float">
            <text:p>48.38</text:p>
          </table:table-cell>
          <table:table-cell office:value-type="string" calcext:value-type="string">
            <text:p>T-1</text:p>
          </table:table-cell>
          <table:table-cell office:value-type="float" office:value="5629.81" calcext:value-type="float">
            <text:p>5629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613 kWh</text:p>
          </table:table-cell>
          <table:table-cell office:value-type="float" office:value="4433.4" calcext:value-type="float">
            <text:p>4433.4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708.52" calcext:value-type="float">
            <text:p>708.52</text:p>
          </table:table-cell>
          <table:table-cell office:value-type="float" office:value="46.77" calcext:value-type="float">
            <text:p>46.77</text:p>
          </table:table-cell>
          <table:table-cell office:value-type="string" calcext:value-type="string">
            <text:p>T-1</text:p>
          </table:table-cell>
          <table:table-cell office:value-type="float" office:value="5432.01" calcext:value-type="float">
            <text:p>5432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657 kWh</text:p>
          </table:table-cell>
          <table:table-cell office:value-type="float" office:value="4701.28" calcext:value-type="float">
            <text:p>4701.28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749.24" calcext:value-type="float">
            <text:p>749.24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T-1</text:p>
          </table:table-cell>
          <table:table-cell office:value-type="float" office:value="5744.17" calcext:value-type="float">
            <text:p>5744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622 kWh</text:p>
          </table:table-cell>
          <table:table-cell office:value-type="float" office:value="4432.43" calcext:value-type="float">
            <text:p>4432.43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708.36" calcext:value-type="float">
            <text:p>708.36</text:p>
          </table:table-cell>
          <table:table-cell office:value-type="float" office:value="46.76" calcext:value-type="float">
            <text:p>46.76</text:p>
          </table:table-cell>
          <table:table-cell office:value-type="string" calcext:value-type="string">
            <text:p>T-1</text:p>
          </table:table-cell>
          <table:table-cell office:value-type="float" office:value="5430.74" calcext:value-type="float">
            <text:p>5430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597 kWh</text:p>
          </table:table-cell>
          <table:table-cell office:value-type="float" office:value="4237.44" calcext:value-type="float">
            <text:p>4237.44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678.67" calcext:value-type="float">
            <text:p>678.67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T-1</text:p>
          </table:table-cell>
          <table:table-cell office:value-type="float" office:value="5203.13" calcext:value-type="float">
            <text:p>5203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59:30.901000000</meta:creation-date>
    <dc:date>2018-03-26T18:38:00.576000000</dc:date>
    <meta:editing-duration>PT20M56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